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b2f2bb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y 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table:style-name="Default" office:value-type="string" calcext:value-type="string">
            <text:p>fac</text:p>
          </table:table-cell>
          <table:table-cell table:style-name="ce1" office:value-type="string" calcext:value-type="string">
            <text:p>DCDC efficienc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]*[.C2]" office:value-type="float" office:value="0.99" calcext:value-type="float">
            <text:p>0.99</text:p>
          </table:table-cell>
          <table:table-cell/>
          <table:table-cell table:style-name="Default" office:value-type="float" office:value="1.14" calcext:value-type="float">
            <text:p>1.14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o amp</text:p>
          </table:table-cell>
          <table:table-cell office:value-type="float" office:value="17" calcext:value-type="float">
            <text:p>17</text:p>
          </table:table-cell>
          <table:table-cell table:formula="of:=[.D3]/[.B3]" office:value-type="float" office:value="1.52941176470588" calcext:value-type="float">
            <text:p>1.52941176470588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dec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5]*[.C5]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" calcext:value-type="float">
            <text:p>24</text:p>
          </table:table-cell>
          <table:table-cell table:formula="of:=[.D7]/[.B7]" office:value-type="float" office:value="1.18708333333333" calcext:value-type="float">
            <text:p>1.18708333333333</text:p>
          </table:table-cell>
          <table:table-cell table:formula="of:=SUM([.D2:.D5])" office:value-type="float" office:value="28.49" calcext:value-type="float">
            <text:p>28.49</text:p>
          </table:table-cell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Note: cumulated is the power that the stage has to deliver, so losses will have to be delivered by the upper stag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1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3]/[.B13]" office:value-type="float" office:value="1.3775" calcext:value-type="float">
            <text:p>1.3775</text:p>
          </table:table-cell>
          <table:table-cell table:formula="of:=[.D14]*[.F2]" office:value-type="float" office:value="33.06" calcext:value-type="float">
            <text:p>33.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3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14]/[.B14]" office:value-type="float" office:value="1.70588235294118" calcext:value-type="float">
            <text:p>1.70588235294118</text:p>
          </table:table-cell>
          <table:table-cell table:formula="of:=[.D15]+[.D3]" office:value-type="float" office:value="29" calcext:value-type="float">
            <text:p>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6" calcext:value-type="float">
            <text:p>0.6</text:p>
          </table:table-cell>
          <table:table-cell table:formula="of:=[.D16]+[.D5]+[.D4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3.3" calcext:value-type="float">
            <text:p>3.3</text:p>
          </table:table-cell>
          <table:table-cell table:formula="of:=[.C2]" office:value-type="float" office:value="0.3" calcext:value-type="float">
            <text:p>0.3</text:p>
          </table:table-cell>
          <table:table-cell table:formula="of:=[.B16]*[.C16]+([.B15]-[.B16])*[.C16]" office:value-type="float" office:value="1.5" calcext:value-type="float">
            <text:p>1.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2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9]/[.B19]" office:value-type="float" office:value="1.90126666666667" calcext:value-type="float">
            <text:p>1.90126666666667</text:p>
          </table:table-cell>
          <table:table-cell table:formula="of:=[.D20]/[.G2]*[.F2]" office:value-type="float" office:value="45.6304" calcext:value-type="float">
            <text:p>45.63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0]/[.B20]" office:value-type="float" office:value="1.76588235294118" calcext:value-type="float">
            <text:p>1.76588235294118</text:p>
          </table:table-cell>
          <table:table-cell table:formula="of:=[.D21]+[.D3]" office:value-type="float" office:value="30.02" calcext:value-type="float">
            <text:p>30.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21]/[.B21]" office:value-type="float" office:value="0.717857142857143" calcext:value-type="float">
            <text:p>0.717857142857143</text:p>
          </table:table-cell>
          <table:table-cell table:formula="of:=[.D22]+([.B22]-[.B23])*[.C22]" office:value-type="float" office:value="4.02" calcext:value-type="float">
            <text:p>4.02</text:p>
          </table:table-cell>
          <table:table-cell/>
          <table:table-cell table:formula="of:=[.B21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17V</text:p>
          </table:table-cell>
          <table:table-cell table:formula="of:=([.F21]-[.F22])*[.C21]" office:value-type="float" office:value="0.430714285714285" calcext:value-type="float">
            <text:p>0.430714285714285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2]/[.B22]" office:value-type="float" office:value="0.6" calcext:value-type="float">
            <text:p>0.6</text:p>
          </table:table-cell>
          <table:table-cell table:formula="of:=[.D23]+[.D4]+[.D5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21]-[.F22])*[.C22]" office:value-type="float" office:value="0.36" calcext:value-type="float">
            <text:p>0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3]*[.C23]+([.B22]-[.B23])*[.C23]" office:value-type="float" office:value="1.5" calcext:value-type="float">
            <text:p>1.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5V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3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26]/[.B26]" office:value-type="float" office:value="1.9304" calcext:value-type="float">
            <text:p>1.9304</text:p>
          </table:table-cell>
          <table:table-cell table:formula="of:=[.D27]/[.G2]*[.F2]" office:value-type="float" office:value="46.3296" calcext:value-type="float">
            <text:p>46.32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7]/[.B27]" office:value-type="float" office:value="1.79294117647059" calcext:value-type="float">
            <text:p>1.79294117647059</text:p>
          </table:table-cell>
          <table:table-cell table:formula="of:=[.D28]/[.G2]+[.D3]" office:value-type="float" office:value="30.48" calcext:value-type="float">
            <text:p>30.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28]/[.B28]" office:value-type="float" office:value="0.6" calcext:value-type="float">
            <text:p>0.6</text:p>
          </table:table-cell>
          <table:table-cell table:formula="of:=[.D29]+[.D30]+([.B28]-[.B30])*[.C30]+([.B28]-[.B29])*[.C29]" office:value-type="float" office:value="3.36" calcext:value-type="float">
            <text:p>3.36</text:p>
          </table:table-cell>
          <table:table-cell/>
          <table:table-cell table:formula="of:=[.B28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17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9]/[.B29]" office:value-type="float" office:value="0.3" calcext:value-type="float">
            <text:p>0.3</text:p>
          </table:table-cell>
          <table:table-cell table:formula="of:=[.D4]+[.D5]"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28]-[.F29])*[.C29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30]*[.C30]" office:value-type="float" office:value="0.99" calcext:value-type="float">
            <text:p>0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28]-[.F30])*[.C30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supply scheme 4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33]/[.B33]" office:value-type="float" office:value="1.85946666666667" calcext:value-type="float">
            <text:p>1.85946666666667</text:p>
          </table:table-cell>
          <table:table-cell table:formula="of:=([.D34]/[.G2]+[.D35]/[.G2])*[.F2]" office:value-type="float" office:value="44.6272" calcext:value-type="float">
            <text:p>44.62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34]/[.B34]" office:value-type="float" office:value="1.52941176470588" calcext:value-type="float">
            <text:p>1.52941176470588</text:p>
          </table:table-cell>
          <table:table-cell table:formula="of:=[.D3]" office:value-type="float" office:value="26" calcext:value-type="float">
            <text:p>2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35]/[.B35]" office:value-type="float" office:value="0.6" calcext:value-type="float">
            <text:p>0.6</text:p>
          </table:table-cell>
          <table:table-cell table:formula="of:=[.D36]+[.D37]+([.B35]-[.B36])*[.C36]+([.B35]-[.B37])*[.C37]" office:value-type="float" office:value="3.36" calcext:value-type="float">
            <text:p>3.36</text:p>
          </table:table-cell>
          <table:table-cell/>
          <table:table-cell table:formula="of:=[.B35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24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C4]+[.C5]" office:value-type="float" office:value="0.3" calcext:value-type="float">
            <text:p>0.3</text:p>
          </table:table-cell>
          <table:table-cell table:formula="of:=[.C36]*[.B36]"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35]-[.F36])*[.C36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table:formula="of:=[.C23]" office:value-type="float" office:value="0.3" calcext:value-type="float">
            <text:p>0.3</text:p>
          </table:table-cell>
          <table:table-cell table:formula="of:=[.C37]*[.B37]" office:value-type="float" office:value="0.99" calcext:value-type="float">
            <text:p>0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35]-[.F37])*[.C37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supply scheme 5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40]/[.B40]" office:value-type="float" office:value="1.96238333333333" calcext:value-type="float">
            <text:p>1.96238333333333</text:p>
          </table:table-cell>
          <table:table-cell table:formula="of:=([.D41]/[.G2]+[.D43]/[.G2])*[.F2]" office:value-type="float" office:value="47.0972" calcext:value-type="float">
            <text:p>47.09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41]/[.B41]" office:value-type="float" office:value="1.625" calcext:value-type="float">
            <text:p>1.625</text:p>
          </table:table-cell>
          <table:table-cell table:formula="of:=[.D42]+([.B41]-[.B42])*[.C42]" office:value-type="float" office:value="27.625" calcext:value-type="float">
            <text:p>27.6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.5</text:p>
          </table:table-cell>
          <table:table-cell office:value-type="float" office:value="16" calcext:value-type="float">
            <text:p>16</text:p>
          </table:table-cell>
          <table:table-cell table:formula="of:=[.D42]/[.B42]" office:value-type="float" office:value="1.625" calcext:value-type="float">
            <text:p>1.625</text:p>
          </table:table-cell>
          <table:table-cell table:formula="of:=[.D3]" office:value-type="float" office:value="26" calcext:value-type="float">
            <text:p>26</text:p>
          </table:table-cell>
          <table:table-cell/>
          <table:table-cell table:style-name="Default" table:formula="of:=[.B4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43]/[.B43]" office:value-type="float" office:value="0.6" calcext:value-type="float">
            <text:p>0.6</text:p>
          </table:table-cell>
          <table:table-cell table:formula="of:=[.D44]+[.D45]+([.B43]-[.B44])*[.C44]+([.B43]-[.B45])*[.C45]" office:value-type="float" office:value="3.36" calcext:value-type="float">
            <text:p>3.36</text:p>
          </table:table-cell>
          <table:table-cell/>
          <table:table-cell table:formula="of:=[.B43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24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C4]+[.C5]" office:value-type="float" office:value="0.3" calcext:value-type="float">
            <text:p>0.3</text:p>
          </table:table-cell>
          <table:table-cell table:formula="of:=[.C44]*[.B44]"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43]-[.F44])*[.C44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table:formula="of:=[.C30]" office:value-type="float" office:value="0.3" calcext:value-type="float">
            <text:p>0.3</text:p>
          </table:table-cell>
          <table:table-cell table:formula="of:=[.C45]*[.B45]" office:value-type="float" office:value="0.99" calcext:value-type="float">
            <text:p>0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43]-[.F45])*[.C45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4:13:03.948550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9:02:40.829000000</meta:creation-date>
    <meta:generator>LibreOffice/6.4.7.2$Linux_X86_64 LibreOffice_project/40$Build-2</meta:generator>
    <dc:date>2022-09-22T14:49:32.713065617</dc:date>
    <meta:editing-duration>PT7H24M29S</meta:editing-duration>
    <meta:editing-cycles>90</meta:editing-cycles>
    <meta:document-statistic meta:table-count="1" meta:cell-count="236" meta:object-count="0"/>
  </office:meta>
</office:document-meta>
</file>